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609cm" fo:margin-left="1.386cm" fo:margin-right="10.005cm" table:align="margins"/>
    </style:style>
    <style:style style:name="Tabela1.A" style:family="table-column">
      <style:table-column-properties style:column-width="1.797cm" style:rel-column-width="21000*"/>
    </style:style>
    <style:style style:name="Tabela1.B" style:family="table-column">
      <style:table-column-properties style:column-width="2.092cm" style:rel-column-width="24441*"/>
    </style:style>
    <style:style style:name="Tabela1.C" style:family="table-column">
      <style:table-column-properties style:column-width="1.72cm" style:rel-column-width="2009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pt" fo:country="BR" fo:font-weight="bold" officeooo:rsid="00020552" officeooo:paragraph-rsid="0002055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pt" fo:country="BR" style:font-size-asian="14pt" style:font-size-complex="14pt"/>
    </style:style>
    <style:style style:name="P3" style:family="paragraph" style:parent-style-name="Standard">
      <style:text-properties fo:font-size="14pt" fo:language="pt" fo:country="BR" officeooo:rsid="0005b27c" officeooo:paragraph-rsid="0005b27c" style:font-size-asian="14pt" style:font-size-complex="14pt"/>
    </style:style>
    <style:style style:name="P4" style:family="paragraph" style:parent-style-name="Standard">
      <style:text-properties fo:font-size="14pt" fo:language="pt" fo:country="BR" officeooo:rsid="000521b0" officeooo:paragraph-rsid="000521b0" style:font-size-asian="14pt" style:font-size-complex="14pt"/>
    </style:style>
    <style:style style:name="P5" style:family="paragraph" style:parent-style-name="Standard">
      <style:text-properties fo:font-size="14pt" fo:language="pt" fo:country="BR" officeooo:rsid="00062c16" officeooo:paragraph-rsid="00062c16" style:font-size-asian="14pt" style:font-size-complex="14pt"/>
    </style:style>
    <style:style style:name="P6" style:family="paragraph" style:parent-style-name="Standard">
      <style:text-properties fo:font-size="14pt" fo:language="pt" fo:country="BR" officeooo:paragraph-rsid="002a6351" style:font-size-asian="14pt" style:font-size-complex="14pt"/>
    </style:style>
    <style:style style:name="P7" style:family="paragraph" style:parent-style-name="Standard">
      <style:text-properties fo:font-size="14pt" fo:language="pt" fo:country="BR" officeooo:paragraph-rsid="00121874" style:font-size-asian="14pt" style:font-size-complex="14pt"/>
    </style:style>
    <style:style style:name="P8" style:family="paragraph" style:parent-style-name="Standard">
      <style:text-properties fo:font-size="14pt" fo:language="pt" fo:country="BR" officeooo:paragraph-rsid="0008d4c1" style:font-size-asian="14pt" style:font-size-complex="14pt"/>
    </style:style>
    <style:style style:name="P9" style:family="paragraph" style:parent-style-name="Standard">
      <style:text-properties fo:font-size="14pt" fo:language="pt" fo:country="BR" fo:font-weight="normal" officeooo:rsid="0005b27c" officeooo:paragraph-rsid="0005b27c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Mono" fo:font-size="14pt" fo:language="pt" fo:country="BR" officeooo:rsid="00062c16" officeooo:paragraph-rsid="00121874" style:font-size-asian="14pt" style:font-size-complex="14pt"/>
    </style:style>
    <style:style style:name="P11" style:family="paragraph" style:parent-style-name="Standard">
      <style:text-properties style:font-name="Mono" fo:font-size="14pt" fo:language="pt" fo:country="BR" officeooo:rsid="0005b27c" officeooo:paragraph-rsid="002a6351" style:font-size-asian="14pt" style:font-size-complex="14pt"/>
    </style:style>
    <style:style style:name="P12" style:family="paragraph" style:parent-style-name="Standard">
      <style:text-properties fo:color="#000000" fo:font-size="14pt" fo:language="pt" fo:country="BR" fo:font-weight="bold" officeooo:rsid="00062c16" officeooo:paragraph-rsid="00062c16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language="pt" fo:country="BR" officeooo:rsid="00062c16" officeooo:paragraph-rsid="00080bd2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05b27c" officeooo:paragraph-rsid="0005b27c" style:font-size-asian="14pt" style:font-size-complex="14pt"/>
    </style:style>
    <style:style style:name="P15" style:family="paragraph" style:parent-style-name="Standard">
      <style:text-properties officeooo:paragraph-rsid="0005b27c"/>
    </style:style>
    <style:style style:name="P1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4pt" fo:language="pt" fo:country="BR" officeooo:rsid="0005b27c" officeooo:paragraph-rsid="0005b27c" style:font-size-asian="14pt" style:font-size-complex="14pt"/>
    </style:style>
    <style:style style:name="P17" style:family="paragraph" style:parent-style-name="Standard">
      <style:paragraph-properties fo:margin-top="0.101cm" fo:margin-bottom="0.101cm" loext:contextual-spacing="false"/>
      <style:text-properties fo:font-size="14pt" fo:language="pt" fo:country="BR" officeooo:rsid="0005b27c" officeooo:paragraph-rsid="0005b27c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/>
      <style:text-properties fo:font-size="14pt" fo:language="pt" fo:country="BR" officeooo:rsid="0005b27c" officeooo:paragraph-rsid="0005b27c" style:font-size-asian="14pt" style:font-size-complex="14pt"/>
    </style:style>
    <style:style style:name="P19" style:family="paragraph" style:parent-style-name="Text_20_body">
      <style:paragraph-properties fo:margin-top="0cm" fo:margin-bottom="0cm" loext:contextual-spacing="false" fo:break-before="page"/>
      <style:text-properties fo:font-size="14pt" fo:language="pt" fo:country="BR" style:text-underline-style="none" style:font-size-asian="14pt" style:font-size-complex="14pt"/>
    </style:style>
    <style:style style:name="P20" style:family="paragraph" style:parent-style-name="Text_20_body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2dce29" style:font-size-asian="14pt" style:font-size-complex="14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erif" fo:font-size="14pt" fo:language="pt" fo:country="BR" fo:font-weight="normal" officeooo:rsid="0010a85c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Mono" fo:font-size="14pt" fo:language="pt" fo:country="BR" style:text-underline-style="solid" style:text-underline-width="auto" style:text-underline-color="font-color" officeooo:rsid="001ee7c5" officeooo:paragraph-rsid="002dce29" style:font-size-asian="14pt" style:font-size-complex="14pt"/>
    </style:style>
    <style:style style:name="P24" style:family="paragraph" style:parent-style-name="Table_20_Contents">
      <loext:graphic-properties draw:fill="none"/>
      <style:paragraph-properties fo:margin-left="0cm" fo:margin-right="-0.3cm" fo:text-indent="0cm" style:auto-text-indent="false" fo:background-color="transparent" text:number-lines="false" text:line-number="0"/>
      <style:text-properties fo:font-size="14pt" fo:language="pt" fo:country="BR" officeooo:rsid="0003f1f2" officeooo:paragraph-rsid="0003f1f2" style:font-size-asian="14pt" style:font-size-complex="14pt"/>
    </style:style>
    <style:style style:name="P25" style:family="paragraph" style:parent-style-name="Table_20_Contents">
      <loext:graphic-properties draw:fill="none"/>
      <style:paragraph-properties fo:margin-left="0cm" fo:margin-right="-0.3cm" fo:text-indent="0cm" style:auto-text-indent="false" fo:background-color="transparent" text:number-lines="false" text:line-number="0"/>
      <style:text-properties fo:font-size="14pt" fo:language="pt" fo:country="BR" officeooo:rsid="0029cc49" officeooo:paragraph-rsid="0029cc49" style:font-size-asian="14pt" style:font-size-complex="14pt"/>
    </style:style>
    <style:style style:name="P26" style:family="paragraph" style:parent-style-name="Table_20_Contents">
      <loext:graphic-properties draw:fill="none"/>
      <style:paragraph-properties fo:margin-left="0cm" fo:margin-right="-0.3cm" fo:text-indent="0cm" style:auto-text-indent="false" fo:background-color="transparent" text:number-lines="false" text:line-number="0"/>
      <style:text-properties fo:font-size="14pt" fo:language="pt" fo:country="BR" officeooo:rsid="000521b0" officeooo:paragraph-rsid="000521b0" style:font-size-asian="14pt" style:font-size-complex="14pt"/>
    </style:style>
    <style:style style:name="P27" style:family="paragraph" style:parent-style-name="Table_20_Contents">
      <loext:graphic-properties draw:fill="none"/>
      <style:paragraph-properties fo:margin-left="0cm" fo:margin-right="0.199cm" fo:text-indent="0cm" style:auto-text-indent="false" fo:background-color="transparent" text:number-lines="false" text:line-number="0"/>
      <style:text-properties fo:font-size="14pt" fo:language="pt" fo:country="BR" officeooo:rsid="000521b0" officeooo:paragraph-rsid="000521b0" style:font-size-asian="14pt" style:font-size-complex="14pt"/>
    </style:style>
    <style:style style:name="P28" style:family="paragraph" style:parent-style-name="Table_20_Contents">
      <loext:graphic-properties draw:fill="none"/>
      <style:paragraph-properties fo:margin-left="0cm" fo:margin-right="0.199cm" fo:text-indent="0cm" style:auto-text-indent="false" fo:background-color="transparent" text:number-lines="false" text:line-number="0"/>
      <style:text-properties fo:font-size="14pt" fo:language="pt" fo:country="BR" officeooo:rsid="0029cc49" officeooo:paragraph-rsid="0029cc49" style:font-size-asian="14pt" style:font-size-complex="14pt"/>
    </style:style>
    <style:style style:name="P2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4pt" fo:language="pt" fo:country="BR" officeooo:rsid="0029cc49" officeooo:paragraph-rsid="0029cc49" style:font-size-asian="14pt" style:font-size-complex="14pt"/>
    </style:style>
    <style:style style:name="P30" style:family="paragraph" style:parent-style-name="Text_20_body">
      <style:text-properties fo:font-size="14pt" fo:language="pt" fo:country="BR" style:text-underline-style="solid" style:text-underline-width="auto" style:text-underline-color="font-color" officeooo:rsid="00199de6" officeooo:paragraph-rsid="00199de6" style:font-size-asian="14pt" style:font-size-complex="14pt"/>
    </style:style>
    <style:style style:name="P31" style:family="paragraph" style:parent-style-name="Text_20_body">
      <style:text-properties fo:font-size="14pt" fo:language="pt" fo:country="BR" style:text-underline-style="solid" style:text-underline-width="auto" style:text-underline-color="font-color" officeooo:rsid="001b0b73" officeooo:paragraph-rsid="001b0b73" style:font-size-asian="14pt" style:font-size-complex="14pt"/>
    </style:style>
    <style:style style:name="P32" style:family="paragraph" style:parent-style-name="Text_20_body">
      <style:text-properties fo:font-size="14pt" fo:language="pt" fo:country="BR" style:text-underline-style="solid" style:text-underline-width="auto" style:text-underline-color="font-color" officeooo:rsid="00272cfe" officeooo:paragraph-rsid="00272cfe" style:font-size-asian="14pt" style:font-size-complex="14pt"/>
    </style:style>
    <style:style style:name="P33" style:family="paragraph" style:parent-style-name="Text_20_body">
      <style:text-properties fo:font-size="14pt" fo:language="pt" fo:country="BR" style:font-size-asian="14pt" style:font-size-complex="14pt"/>
    </style:style>
    <style:style style:name="P34" style:family="paragraph" style:parent-style-name="Text_20_body">
      <style:text-properties fo:font-size="14pt" fo:language="pt" fo:country="BR" officeooo:rsid="000e2097" officeooo:paragraph-rsid="000e2097" style:font-size-asian="14pt" style:font-size-complex="14pt"/>
    </style:style>
    <style:style style:name="P35" style:family="paragraph" style:parent-style-name="Text_20_body">
      <style:text-properties fo:font-size="14pt" fo:language="pt" fo:country="BR" officeooo:rsid="000f31fd" officeooo:paragraph-rsid="000f31fd" style:font-size-asian="14pt" style:font-size-complex="14pt"/>
    </style:style>
    <style:style style:name="P36" style:family="paragraph" style:parent-style-name="Text_20_body">
      <style:text-properties fo:font-size="14pt" fo:language="pt" fo:country="BR" officeooo:paragraph-rsid="00133ccf" style:font-size-asian="14pt" style:font-size-complex="14pt"/>
    </style:style>
    <style:style style:name="P37" style:family="paragraph" style:parent-style-name="Text_20_body">
      <style:text-properties fo:font-size="14pt" fo:language="pt" fo:country="BR" officeooo:rsid="0013f506" officeooo:paragraph-rsid="0013f506" style:font-size-asian="14pt" style:font-size-complex="14pt"/>
    </style:style>
    <style:style style:name="P38" style:family="paragraph" style:parent-style-name="Text_20_body">
      <style:text-properties fo:font-size="14pt" fo:language="pt" fo:country="BR" officeooo:rsid="0017be70" officeooo:paragraph-rsid="0017be70" style:font-size-asian="14pt" style:font-size-complex="14pt"/>
    </style:style>
    <style:style style:name="P39" style:family="paragraph" style:parent-style-name="Text_20_body">
      <style:text-properties fo:font-size="14pt" fo:language="pt" fo:country="BR" officeooo:rsid="00199de6" officeooo:paragraph-rsid="00199de6" style:font-size-asian="14pt" style:font-size-complex="14pt"/>
    </style:style>
    <style:style style:name="P40" style:family="paragraph" style:parent-style-name="Text_20_body">
      <style:text-properties fo:font-size="14pt" fo:language="pt" fo:country="BR" officeooo:paragraph-rsid="00199de6" style:font-size-asian="14pt" style:font-size-complex="14pt"/>
    </style:style>
    <style:style style:name="P41" style:family="paragraph" style:parent-style-name="Text_20_body">
      <style:text-properties fo:font-size="14pt" fo:language="pt" fo:country="BR" officeooo:paragraph-rsid="001d047d" style:font-size-asian="14pt" style:font-size-complex="14pt"/>
    </style:style>
    <style:style style:name="P42" style:family="paragraph" style:parent-style-name="Text_20_body">
      <style:text-properties fo:font-size="14pt" fo:language="pt" fo:country="BR" officeooo:rsid="00256ca5" officeooo:paragraph-rsid="00256ca5" style:font-size-asian="14pt" style:font-size-complex="14pt"/>
    </style:style>
    <style:style style:name="P43" style:family="paragraph" style:parent-style-name="Text_20_body">
      <style:text-properties fo:font-size="14pt" fo:language="pt" fo:country="BR" officeooo:rsid="00272cfe" officeooo:paragraph-rsid="00272cfe" style:font-size-asian="14pt" style:font-size-complex="14pt"/>
    </style:style>
    <style:style style:name="P44" style:family="paragraph" style:parent-style-name="Text_20_body">
      <style:text-properties fo:font-size="14pt" fo:language="pt" fo:country="BR" officeooo:rsid="0028accf" officeooo:paragraph-rsid="0028accf" style:font-size-asian="14pt" style:font-size-complex="14pt"/>
    </style:style>
    <style:style style:name="P45" style:family="paragraph" style:parent-style-name="Text_20_body">
      <style:text-properties fo:font-size="14pt" fo:language="pt" fo:country="BR" officeooo:paragraph-rsid="00293423" style:font-size-asian="14pt" style:font-size-complex="14pt"/>
    </style:style>
    <style:style style:name="P46" style:family="paragraph" style:parent-style-name="Text_20_body">
      <style:text-properties fo:font-size="14pt" fo:language="pt" fo:country="BR" officeooo:paragraph-rsid="002c101a" style:font-size-asian="14pt" style:font-size-complex="14pt"/>
    </style:style>
    <style:style style:name="P47" style:family="paragraph" style:parent-style-name="Text_20_body">
      <style:text-properties fo:font-size="14pt" fo:language="pt" fo:country="BR" style:text-underline-style="none" style:font-size-asian="14pt" style:font-size-complex="14pt"/>
    </style:style>
    <style:style style:name="P48" style:family="paragraph" style:parent-style-name="Text_20_body">
      <style:text-properties fo:font-size="14pt" fo:language="pt" fo:country="BR" style:text-underline-style="none" officeooo:rsid="0021fc29" officeooo:paragraph-rsid="0022eae2" style:font-size-asian="14pt" style:font-size-complex="14pt"/>
    </style:style>
    <style:style style:name="P49" style:family="paragraph" style:parent-style-name="Text_20_body">
      <style:text-properties fo:font-size="14pt" fo:language="pt" fo:country="BR" style:text-underline-style="none" officeooo:rsid="0028accf" officeooo:paragraph-rsid="0028accf" style:font-size-asian="14pt" style:font-size-complex="14pt"/>
    </style:style>
    <style:style style:name="P50" style:family="paragraph" style:parent-style-name="Text_20_body">
      <style:text-properties fo:font-size="14pt" fo:language="pt" fo:country="BR" style:text-underline-style="none" officeooo:rsid="00293423" officeooo:paragraph-rsid="00293423" style:font-size-asian="14pt" style:font-size-complex="14pt"/>
    </style:style>
    <style:style style:name="P51" style:family="paragraph" style:parent-style-name="Text_20_body">
      <style:text-properties fo:font-size="14pt" fo:language="pt" fo:country="BR" style:text-underline-style="none" officeooo:rsid="002dce29" officeooo:paragraph-rsid="002dce29" style:font-size-asian="14pt" style:font-size-complex="14pt"/>
    </style:style>
    <style:style style:name="P52" style:family="paragraph" style:parent-style-name="Text_20_body">
      <style:text-properties style:font-name="Liberation Serif" fo:font-size="14pt" fo:language="pt" fo:country="BR" fo:font-weight="normal" officeooo:rsid="0010a85c" officeooo:paragraph-rsid="0010a85c" style:font-size-asian="14pt" style:font-weight-asian="normal" style:font-size-complex="14pt" style:font-weight-complex="normal"/>
    </style:style>
    <style:style style:name="P53" style:family="paragraph" style:parent-style-name="Text_20_body">
      <style:text-properties officeooo:paragraph-rsid="002dce29"/>
    </style:style>
    <style:style style:name="P54" style:family="paragraph" style:parent-style-name="Standard" style:list-style-name="L1">
      <style:text-properties fo:font-size="14pt" fo:language="pt" fo:country="BR" officeooo:paragraph-rsid="000521b0" style:font-size-asian="14pt" style:font-size-complex="14pt"/>
    </style:style>
    <style:style style:name="P55" style:family="paragraph" style:parent-style-name="Standard" style:list-style-name="L2">
      <style:text-properties fo:font-size="14pt" fo:language="pt" fo:country="BR" officeooo:paragraph-rsid="000521b0" style:font-size-asian="14pt" style:font-size-complex="14pt"/>
    </style:style>
    <style:style style:name="P56" style:family="paragraph" style:parent-style-name="Standard" style:list-style-name="L2">
      <style:text-properties fo:font-size="14pt" fo:language="pt" fo:country="BR" officeooo:paragraph-rsid="0010a85c" style:font-size-asian="14pt" style:font-size-complex="14pt"/>
    </style:style>
    <style:style style:name="P57" style:family="paragraph" style:parent-style-name="Standard" style:list-style-name="L2">
      <style:text-properties fo:font-size="14pt" fo:language="pt" fo:country="BR" officeooo:paragraph-rsid="00133ccf" style:font-size-asian="14pt" style:font-size-complex="14pt"/>
    </style:style>
    <style:style style:name="P58" style:family="paragraph" style:parent-style-name="Standard" style:list-style-name="L2">
      <style:text-properties fo:font-size="14pt" fo:language="pt" fo:country="BR" officeooo:rsid="0005b27c" officeooo:paragraph-rsid="0005b27c" style:font-size-asian="14pt" style:font-size-complex="14pt"/>
    </style:style>
    <style:style style:name="P59" style:family="paragraph" style:parent-style-name="Standard" style:list-style-name="L1" style:master-page-name="">
      <loext:graphic-properties draw:fill="none"/>
      <style:paragraph-properties fo:margin-left="1.3cm" fo:margin-right="-0.7cm" fo:text-indent="-0.6cm" style:auto-text-indent="false" style:page-number="auto" fo:background-color="transparent"/>
      <style:text-properties fo:font-size="14pt" fo:language="pt" fo:country="BR" officeooo:paragraph-rsid="000521b0" style:font-size-asian="14pt" style:font-size-complex="14pt"/>
    </style:style>
    <style:style style:name="P60" style:family="paragraph" style:parent-style-name="Heading_20_1" style:list-style-name="">
      <style:paragraph-properties fo:text-align="center" style:justify-single-word="false"/>
      <style:text-properties fo:font-size="14pt" fo:language="pt" fo:country="BR" style:font-size-asian="14pt" style:font-size-complex="14pt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margin-top="0cm" fo:margin-bottom="0cm" loext:contextual-spacing="false" fo:break-before="page"/>
    </style:style>
    <style:style style:name="P63" style:family="paragraph" style:parent-style-name="Heading_20_1">
      <style:paragraph-properties fo:margin-top="0cm" fo:margin-bottom="0cm" loext:contextual-spacing="false"/>
    </style:style>
    <style:style style:name="P64" style:family="paragraph" style:parent-style-name="Title">
      <style:text-properties fo:color="#ce181e" officeooo:paragraph-rsid="00345d2e"/>
    </style:style>
    <style:style style:name="P65" style:family="paragraph" style:parent-style-name="Text_20_body" style:list-style-name="L3">
      <style:text-properties fo:font-size="14pt" fo:language="pt" fo:country="BR" officeooo:paragraph-rsid="0022eae2" style:font-size-asian="14pt" style:font-size-complex="14pt"/>
    </style:style>
    <style:style style:name="T1" style:family="text">
      <style:text-properties officeooo:rsid="000205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0552" style:font-weight-asian="bold" style:font-weight-complex="bold"/>
    </style:style>
    <style:style style:name="T4" style:family="text">
      <style:text-properties fo:font-weight="bold" officeooo:rsid="0003f1f2" style:font-weight-asian="bold" style:font-weight-complex="bold"/>
    </style:style>
    <style:style style:name="T5" style:family="text">
      <style:text-properties fo:font-weight="bold" officeooo:rsid="000521b0" style:font-weight-asian="bold" style:font-weight-complex="bold"/>
    </style:style>
    <style:style style:name="T6" style:family="text">
      <style:text-properties fo:font-weight="bold" officeooo:rsid="001ee7c5" style:font-weight-asian="bold" style:font-weight-complex="bold"/>
    </style:style>
    <style:style style:name="T7" style:family="text">
      <style:text-properties fo:font-weight="bold" officeooo:rsid="00062c16" style:font-weight-asian="bold" style:font-weight-complex="bold"/>
    </style:style>
    <style:style style:name="T8" style:family="text">
      <style:text-properties fo:font-weight="bold" officeooo:rsid="000f31fd" style:font-weight-asian="bold" style:font-weight-complex="bold"/>
    </style:style>
    <style:style style:name="T9" style:family="text">
      <style:text-properties fo:font-weight="bold" officeooo:rsid="0010a85c" style:font-weight-asian="bold" style:font-weight-complex="bold"/>
    </style:style>
    <style:style style:name="T10" style:family="text">
      <style:text-properties fo:font-weight="bold" officeooo:rsid="0014b134" style:font-weight-asian="bold" style:font-weight-complex="bold"/>
    </style:style>
    <style:style style:name="T11" style:family="text">
      <style:text-properties fo:font-weight="bold" officeooo:rsid="002dce29" style:font-weight-asian="bold" style:font-weight-complex="bold"/>
    </style:style>
    <style:style style:name="T12" style:family="text">
      <style:text-properties fo:font-weight="bold" officeooo:rsid="001d719b" style:font-weight-asian="bold" style:font-weight-complex="bold"/>
    </style:style>
    <style:style style:name="T13" style:family="text">
      <style:text-properties fo:font-weight="normal" officeooo:rsid="00020552" style:font-weight-asian="normal" style:font-weight-complex="normal"/>
    </style:style>
    <style:style style:name="T14" style:family="text">
      <style:text-properties fo:font-weight="normal" officeooo:rsid="0010a85c" style:font-weight-asian="normal" style:font-weight-complex="normal"/>
    </style:style>
    <style:style style:name="T15" style:family="text">
      <style:text-properties officeooo:rsid="0003f1f2"/>
    </style:style>
    <style:style style:name="T16" style:family="text">
      <style:text-properties officeooo:rsid="000521b0"/>
    </style:style>
    <style:style style:name="T17" style:family="text">
      <style:text-properties officeooo:rsid="00062c16"/>
    </style:style>
    <style:style style:name="T18" style:family="text">
      <style:text-properties style:font-name="Mono"/>
    </style:style>
    <style:style style:name="T19" style:family="text">
      <style:text-properties style:font-name="Mono" fo:font-weight="normal" officeooo:rsid="0010a85c" style:font-weight-asian="normal" style:font-weight-complex="normal"/>
    </style:style>
    <style:style style:name="T20" style:family="text">
      <style:text-properties style:font-name="Mono" officeooo:rsid="0003f1f2"/>
    </style:style>
    <style:style style:name="T21" style:family="text">
      <style:text-properties style:font-name="Mono" officeooo:rsid="00067f5f"/>
    </style:style>
    <style:style style:name="T22" style:family="text">
      <style:text-properties style:font-name="Mono" officeooo:rsid="00062c16"/>
    </style:style>
    <style:style style:name="T23" style:family="text">
      <style:text-properties style:font-name="Mono" fo:font-size="14pt" fo:language="pt" fo:country="BR" style:font-size-asian="14pt" style:font-size-complex="14pt"/>
    </style:style>
    <style:style style:name="T24" style:family="text">
      <style:text-properties style:font-name="Mono" fo:font-size="14pt" fo:language="pt" fo:country="BR" style:text-underline-style="solid" style:text-underline-width="auto" style:text-underline-color="font-color" officeooo:rsid="001d047d" style:font-size-asian="14pt" style:font-size-complex="14pt"/>
    </style:style>
    <style:style style:name="T25" style:family="text">
      <style:text-properties style:font-name="Mono" fo:font-size="14pt" fo:language="pt" fo:country="BR" fo:font-weight="normal" officeooo:rsid="0005b27c" style:font-size-asian="14pt" style:font-weight-asian="normal" style:font-size-complex="14pt" style:font-weight-complex="normal"/>
    </style:style>
    <style:style style:name="T26" style:family="text">
      <style:text-properties style:font-name="Mono" fo:font-size="14pt" fo:language="pt" fo:country="BR" fo:font-weight="normal" officeooo:rsid="00067f5f" style:font-size-asian="14pt" style:font-weight-asian="normal" style:font-size-complex="14pt" style:font-weight-complex="normal"/>
    </style:style>
    <style:style style:name="T27" style:family="text">
      <style:text-properties style:font-name="Mono" officeooo:rsid="00133ccf"/>
    </style:style>
    <style:style style:name="T28" style:family="text">
      <style:text-properties style:font-name="Mono" style:text-underline-style="none"/>
    </style:style>
    <style:style style:name="T29" style:family="text">
      <style:text-properties style:font-name="Mono" officeooo:rsid="001f6818"/>
    </style:style>
    <style:style style:name="T30" style:family="text">
      <style:text-properties style:font-name="Mono" fo:font-weight="bold" style:font-weight-asian="bold" style:font-weight-complex="bold"/>
    </style:style>
    <style:style style:name="T31" style:family="text">
      <style:text-properties style:font-name="Mono" officeooo:rsid="0010a85c"/>
    </style:style>
    <style:style style:name="T32" style:family="text">
      <style:text-properties style:font-name="Mono" officeooo:rsid="0005b27c"/>
    </style:style>
    <style:style style:name="T33" style:family="text">
      <style:text-properties style:font-name="Mono" officeooo:rsid="00080bd2"/>
    </style:style>
    <style:style style:name="T34" style:family="text">
      <style:text-properties style:font-name="Mono" officeooo:rsid="000b51f6"/>
    </style:style>
    <style:style style:name="T35" style:family="text">
      <style:text-properties style:font-name="Mono" officeooo:rsid="000f31fd"/>
    </style:style>
    <style:style style:name="T36" style:family="text">
      <style:text-properties style:font-name="Mono" style:text-underline-style="solid" style:text-underline-width="auto" style:text-underline-color="font-color"/>
    </style:style>
    <style:style style:name="T37" style:family="text">
      <style:text-properties style:font-name="Mono" style:text-underline-style="solid" style:text-underline-width="auto" style:text-underline-color="font-color" officeooo:rsid="00062c16"/>
    </style:style>
    <style:style style:name="T38" style:family="text">
      <style:text-properties style:font-name="Mono" style:text-underline-style="solid" style:text-underline-width="auto" style:text-underline-color="font-color" officeooo:rsid="000b51f6"/>
    </style:style>
    <style:style style:name="T39" style:family="text">
      <style:text-properties style:font-name="Mono" style:text-underline-style="solid" style:text-underline-width="auto" style:text-underline-color="font-color" officeooo:rsid="000c450b"/>
    </style:style>
    <style:style style:name="T40" style:family="text">
      <style:text-properties style:font-name="Mono" style:text-underline-style="solid" style:text-underline-width="auto" style:text-underline-color="font-color" officeooo:rsid="000f31fd"/>
    </style:style>
    <style:style style:name="T41" style:family="text">
      <style:text-properties style:font-name="Mono" style:text-underline-style="solid" style:text-underline-width="auto" style:text-underline-color="font-color" officeooo:rsid="001d047d"/>
    </style:style>
    <style:style style:name="T42" style:family="text">
      <style:text-properties style:font-name="Mono" style:text-underline-style="solid" style:text-underline-width="auto" style:text-underline-color="font-color" officeooo:rsid="001ee7c5"/>
    </style:style>
    <style:style style:name="T43" style:family="text">
      <style:text-properties style:font-name="Mono" style:text-underline-style="solid" style:text-underline-width="auto" style:text-underline-color="font-color" officeooo:rsid="001d719b"/>
    </style:style>
    <style:style style:name="T44" style:family="text">
      <style:text-properties style:font-name="Mono" style:text-underline-style="solid" style:text-underline-width="auto" style:text-underline-color="font-color" officeooo:rsid="001f6818"/>
    </style:style>
    <style:style style:name="T45" style:family="text">
      <style:text-properties style:font-name="Mono" style:text-underline-style="solid" style:text-underline-width="auto" style:text-underline-color="font-color" officeooo:rsid="0021fc29"/>
    </style:style>
    <style:style style:name="T46" style:family="text">
      <style:text-properties style:font-name="Mono" style:text-underline-style="solid" style:text-underline-width="auto" style:text-underline-color="font-color" officeooo:rsid="0029cc49"/>
    </style:style>
    <style:style style:name="T47" style:family="text">
      <style:text-properties style:font-name="Mono" officeooo:rsid="0014b134"/>
    </style:style>
    <style:style style:name="T48" style:family="text">
      <style:text-properties style:font-name="Mono" officeooo:rsid="001d719b"/>
    </style:style>
    <style:style style:name="T49" style:family="text">
      <style:text-properties style:font-name="Mono" officeooo:rsid="0028accf"/>
    </style:style>
    <style:style style:name="T50" style:family="text">
      <style:text-properties fo:font-size="14pt" fo:language="pt" fo:country="BR" style:font-size-asian="14pt" style:font-size-complex="14pt"/>
    </style:style>
    <style:style style:name="T51" style:family="text">
      <style:text-properties fo:font-size="14pt" fo:language="pt" fo:country="BR" officeooo:rsid="001d047d" style:font-size-asian="14pt" style:font-size-complex="14pt"/>
    </style:style>
    <style:style style:name="T52" style:family="text">
      <style:text-properties fo:font-size="14pt" fo:language="pt" fo:country="BR" officeooo:rsid="002dce29" style:font-size-asian="14pt" style:font-size-complex="14pt"/>
    </style:style>
    <style:style style:name="T53" style:family="text">
      <style:text-properties fo:font-size="14pt" fo:language="pt" fo:country="BR" officeooo:rsid="0005b27c" style:font-size-asian="14pt" style:font-size-complex="14pt"/>
    </style:style>
    <style:style style:name="T54" style:family="text">
      <style:text-properties fo:font-size="14pt" fo:language="pt" fo:country="BR" officeooo:rsid="002a6351" style:font-size-asian="14pt" style:font-size-complex="14pt"/>
    </style:style>
    <style:style style:name="T55" style:family="text">
      <style:text-properties fo:font-size="14pt" fo:language="pt" fo:country="BR" fo:font-weight="bold" officeooo:rsid="001d047d" style:font-size-asian="14pt" style:font-weight-asian="bold" style:font-size-complex="14pt" style:font-weight-complex="bold"/>
    </style:style>
    <style:style style:name="T56" style:family="text">
      <style:text-properties fo:font-size="14pt" fo:language="pt" fo:country="BR" fo:font-weight="bold" officeooo:rsid="0005b27c" style:font-size-asian="14pt" style:font-weight-asian="bold" style:font-size-complex="14pt" style:font-weight-complex="bold"/>
    </style:style>
    <style:style style:name="T57" style:family="text">
      <style:text-properties fo:font-size="14pt" fo:language="pt" fo:country="BR" fo:font-weight="normal" officeooo:rsid="0005b27c" style:font-size-asian="14pt" style:font-weight-asian="normal" style:font-size-complex="14pt" style:font-weight-complex="normal"/>
    </style:style>
    <style:style style:name="T58" style:family="text">
      <style:text-properties fo:font-size="14pt" fo:language="pt" fo:country="BR" fo:font-weight="normal" officeooo:rsid="002a6351" style:font-size-asian="14pt" style:font-weight-asian="normal" style:font-size-complex="14pt" style:font-weight-complex="normal"/>
    </style:style>
    <style:style style:name="T59" style:family="text">
      <style:text-properties fo:font-size="14pt" fo:language="pt" fo:country="BR" style:text-underline-style="solid" style:text-underline-width="auto" style:text-underline-color="font-color" officeooo:rsid="002a6351" style:font-size-asian="14pt" style:font-size-complex="14pt"/>
    </style:style>
    <style:style style:name="T60" style:family="text">
      <style:text-properties fo:font-size="14pt" fo:language="pt" fo:country="BR" style:text-underline-style="solid" style:text-underline-width="auto" style:text-underline-color="font-color" fo:font-weight="bold" officeooo:rsid="002a6351" style:font-size-asian="14pt" style:font-weight-asian="bold" style:font-size-complex="14pt" style:font-weight-complex="bold"/>
    </style:style>
    <style:style style:name="T61" style:family="text">
      <style:text-properties style:font-name="Liberation Serif" fo:font-weight="bold" officeooo:rsid="00080bd2" style:font-weight-asian="bold" style:font-weight-complex="bold"/>
    </style:style>
    <style:style style:name="T62" style:family="text">
      <style:text-properties style:font-name="Liberation Serif" officeooo:rsid="00080bd2"/>
    </style:style>
    <style:style style:name="T63" style:family="text">
      <style:text-properties style:font-name="Liberation Serif" fo:font-weight="normal" officeooo:rsid="0010a85c" style:font-weight-asian="normal" style:font-weight-complex="normal"/>
    </style:style>
    <style:style style:name="T64" style:family="text">
      <style:text-properties style:font-name="Liberation Serif" style:text-underline-style="none"/>
    </style:style>
    <style:style style:name="T65" style:family="text">
      <style:text-properties style:font-name="Liberation Serif" fo:font-size="14pt" fo:language="pt" fo:country="BR" fo:font-weight="bold" officeooo:rsid="0005b27c" style:font-size-asian="14pt" style:font-weight-asian="bold" style:font-size-complex="14pt" style:font-weight-complex="bold"/>
    </style:style>
    <style:style style:name="T66" style:family="text">
      <style:text-properties style:font-name="Liberation Serif" fo:font-size="14pt" fo:language="pt" fo:country="BR" fo:font-weight="normal" officeooo:rsid="0005b27c" style:font-size-asian="14pt" style:font-weight-asian="normal" style:font-size-complex="14pt" style:font-weight-complex="normal"/>
    </style:style>
    <style:style style:name="T67" style:family="text">
      <style:text-properties officeooo:rsid="000e2097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officeooo:rsid="002a6351"/>
    </style:style>
    <style:style style:name="T70" style:family="text">
      <style:text-properties style:text-underline-style="solid" style:text-underline-width="auto" style:text-underline-color="font-color" officeooo:rsid="00062c16"/>
    </style:style>
    <style:style style:name="T71" style:family="text">
      <style:text-properties officeooo:rsid="00133ccf"/>
    </style:style>
    <style:style style:name="T72" style:family="text">
      <style:text-properties officeooo:rsid="00199de6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officeooo:rsid="001ee7c5"/>
    </style:style>
    <style:style style:name="T75" style:family="text">
      <style:text-properties style:text-underline-style="none" officeooo:rsid="0021fc29"/>
    </style:style>
    <style:style style:name="T76" style:family="text">
      <style:text-properties style:text-underline-style="none" officeooo:rsid="002105ea"/>
    </style:style>
    <style:style style:name="T77" style:family="text">
      <style:text-properties style:text-underline-style="none" officeooo:rsid="00293423"/>
    </style:style>
    <style:style style:name="T78" style:family="text">
      <style:text-properties style:text-underline-style="none" officeooo:rsid="001d719b"/>
    </style:style>
    <style:style style:name="T79" style:family="text">
      <style:text-properties officeooo:rsid="001f6818"/>
    </style:style>
    <style:style style:name="T80" style:family="text">
      <style:text-properties officeooo:rsid="002105ea"/>
    </style:style>
    <style:style style:name="T81" style:family="text">
      <style:text-properties officeooo:rsid="00272cfe"/>
    </style:style>
    <style:style style:name="T82" style:family="text">
      <style:text-properties officeooo:rsid="0028accf"/>
    </style:style>
    <style:style style:name="T83" style:family="text">
      <style:text-properties officeooo:rsid="0029cc49"/>
    </style:style>
    <style:style style:name="T84" style:family="text">
      <style:text-properties fo:color="#2a6099" style:font-name="Mono" fo:font-weight="bold" style:font-weight-asian="bold" style:font-weight-complex="bold"/>
    </style:style>
    <style:style style:name="T85" style:family="text">
      <style:text-properties fo:color="#2a6099" style:font-name="Mono" fo:font-weight="bold" officeooo:rsid="00020552" style:font-weight-asian="bold" style:font-weight-complex="bold"/>
    </style:style>
    <style:style style:name="T86" style:family="text">
      <style:text-properties fo:color="#2a6099" style:font-name="Mono" fo:font-weight="bold" officeooo:rsid="0003f1f2" style:font-weight-asian="bold" style:font-weight-complex="bold"/>
    </style:style>
    <style:style style:name="T87" style:family="text">
      <style:text-properties fo:color="#2a6099" style:font-name="Mono" fo:font-weight="bold" officeooo:rsid="0010a85c" style:font-weight-asian="bold" style:font-weight-complex="bold"/>
    </style:style>
    <style:style style:name="T88" style:family="text">
      <style:text-properties fo:color="#2a6099" style:font-name="Mono" fo:font-weight="bold" officeooo:rsid="00133ccf" style:font-weight-asian="bold" style:font-weight-complex="bold"/>
    </style:style>
    <style:style style:name="T89" style:family="text">
      <style:text-properties fo:color="#2a6099" style:font-name="Mono" fo:font-weight="bold" officeooo:rsid="0005b27c" style:font-weight-asian="bold" style:font-weight-complex="bold"/>
    </style:style>
    <style:style style:name="T90" style:family="text">
      <style:text-properties fo:color="#2a6099" style:font-name="Mono" fo:font-weight="bold" officeooo:rsid="00062c16" style:font-weight-asian="bold" style:font-weight-complex="bold"/>
    </style:style>
    <style:style style:name="T91" style:family="text">
      <style:text-properties fo:color="#2a6099" style:font-name="Mono" fo:font-weight="bold" officeooo:rsid="002a6351" style:font-weight-asian="bold" style:font-weight-complex="bold"/>
    </style:style>
    <style:style style:name="T92" style:family="text">
      <style:text-properties fo:color="#2a6099" style:font-name="Mono"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fo:color="#2a6099" fo:font-weight="bold" style:font-weight-asian="bold" style:font-weight-complex="bold"/>
    </style:style>
    <style:style style:name="T94" style:family="text">
      <style:text-properties fo:color="#2a6099" fo:font-weight="bold" officeooo:rsid="00020552" style:font-weight-asian="bold" style:font-weight-complex="bold"/>
    </style:style>
    <style:style style:name="T95" style:family="text">
      <style:text-properties fo:color="#2a6099" fo:font-weight="bold" officeooo:rsid="0003f1f2" style:font-weight-asian="bold" style:font-weight-complex="bold"/>
    </style:style>
    <style:style style:name="T96" style:family="text">
      <style:text-properties fo:color="#2a6099" fo:font-weight="bold" officeooo:rsid="0005b27c" style:font-weight-asian="bold" style:font-weight-complex="bold"/>
    </style:style>
    <style:style style:name="T97" style:family="text">
      <style:text-properties fo:color="#2a6099" fo:font-weight="bold" officeooo:rsid="00062c16" style:font-weight-asian="bold" style:font-weight-complex="bold"/>
    </style:style>
    <style:style style:name="T98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officeooo:rsid="002a6351"/>
    </style:style>
    <style:style style:name="T100" style:family="text">
      <style:text-properties officeooo:rsid="0005b27c"/>
    </style:style>
    <style:style style:name="T101" style:family="text">
      <style:text-properties officeooo:rsid="000b51f6"/>
    </style:style>
    <style:style style:name="T102" style:family="text">
      <style:text-properties officeooo:rsid="000c450b"/>
    </style:style>
    <style:style style:name="T103" style:family="text">
      <style:text-properties officeooo:rsid="000f31fd"/>
    </style:style>
    <style:style style:name="T104" style:family="text">
      <style:text-properties officeooo:rsid="002c101a"/>
    </style:style>
    <style:style style:name="T105" style:family="text">
      <style:text-properties officeooo:rsid="0014b134"/>
    </style:style>
    <style:style style:name="T106" style:family="text">
      <style:text-properties officeooo:rsid="002dce29"/>
    </style:style>
    <style:style style:name="T107" style:family="text">
      <style:text-properties officeooo:rsid="001d719b"/>
    </style:style>
    <style:style style:name="T108" style:family="text">
      <style:text-properties officeooo:rsid="00345d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Caderno do Curso em Video<text:line-break/><text:span text:style-name="T108">Word</text:span></text:p>
      <text:h text:style-name="Heading_20_1" text:outline-level="1"><text:span text:style-name="T68">Atalhos</text:span> para <text:span text:style-name="T67">economizar</text:span> tempo</text:h>
      <text:p text:style-name="P1"/>
      <text:list xml:id="list4253688922" text:style-name="L1">
        <text:list-item>
          <text:p text:style-name="P54"><text:span text:style-name="T3">Gerar texto aleatório</text:span><text:span text:style-name="T1"> com, por exemplo, 2 parágrafos e 3 frases por parágrafos: </text:span><text:span text:style-name="T85">=rand(2,3)</text:span><text:span text:style-name="T1"> seguido de enter<text:line-break/>O mesmo vale para </text:span><text:span text:style-name="T85">=lorem(4,2)</text:span></text:p>
        </text:list-item>
        <text:list-item>
          <text:p text:style-name="P54"><text:span text:style-name="T3">Diminuir fonte: </text:span><text:span text:style-name="T85">Control</text:span><text:span text:style-name="T94"> + </text:span><text:span text:style-name="T85">[</text:span><text:span text:style-name="T13"><text:tab/><text:tab/>ou </text:span><text:span text:style-name="T85">Control</text:span><text:span text:style-name="T94"> + </text:span><text:span text:style-name="T85">Shift</text:span><text:span text:style-name="T94"> + </text:span><text:span text:style-name="T85">&lt;</text:span></text:p>
        </text:list-item>
        <text:list-item>
          <text:p text:style-name="P54"><text:span text:style-name="T3">Aumentar</text:span><text:span text:style-name="T13"> </text:span><text:span text:style-name="T3">fonte</text:span><text:span text:style-name="T13">: </text:span><text:span text:style-name="T85">Control</text:span><text:span text:style-name="T94"> + </text:span><text:span text:style-name="T85">]</text:span><text:span text:style-name="T13"><text:tab/><text:tab/>ou </text:span><text:span text:style-name="T85">Control</text:span><text:span text:style-name="T94"> + </text:span><text:span text:style-name="T85">Shift</text:span><text:span text:style-name="T94"> + </text:span><text:span text:style-name="T85">&gt;</text:span></text:p>
        </text:list-item>
        <text:list-item>
          <text:p text:style-name="P59"><text:span text:style-name="T4">Limpar formatação</text:span><text:span text:style-name="T15">: </text:span><text:span text:style-name="T86">Control</text:span><text:span text:style-name="T95"> + </text:span><text:span text:style-name="T86">Espaço</text:span><text:span text:style-name="T20"> </text:span><text:span text:style-name="T15">ou </text:span><text:span text:style-name="T86">Control</text:span><text:span text:style-name="T95"> + </text:span><text:span text:style-name="T86">M</text:span><text:span text:style-name="T15"> (no LibreOffice)</text:span></text:p>
        </text:list-item>
        <text:list-item>
          <text:p text:style-name="P54"><text:span text:style-name="T4">Apagar a palavra inteira</text:span><text:span text:style-name="T15">: </text:span><text:span text:style-name="T86">Control</text:span><text:span text:style-name="T95"> + </text:span><text:span text:style-name="T86">Backspace</text:span></text:p>
        </text:list-item>
        <text:list-item>
          <text:p text:style-name="P54"><text:span text:style-name="T4">Copiar/Colar com área de transferência</text:span><text:span text:style-name="T15">: </text:span><text:span text:style-name="T86">Windows</text:span><text:span text:style-name="T95"> + </text:span><text:span text:style-name="T86">V</text:span></text:p>
        </text:list-item>
        <text:list-item>
          <text:p text:style-name="P54"><text:span text:style-name="T4">Criar tabela</text:span><text:span text:style-name="T15">: </text:span><text:span text:style-name="T86">Soma</text:span><text:span text:style-name="T95"> + </text:span><text:span text:style-name="T86">Tab</text:span><text:span text:style-name="T15"><text:line-break/>Exemplo: </text:span><text:span text:style-name="T20">+</text:span><text:span text:style-name="T21"> </text:span><text:span text:style-name="T20"><text:tab/></text:span><text:span text:style-name="T21">+<text:tab/> + <text:s text:c="3"/>+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24">banan<text:span text:style-name="T16">a</text:span></text:p>
            </table:table-cell>
            <table:table-cell table:style-name="Tabela1.A1" office:value-type="string">
              <text:p text:style-name="P27">laranja</text:p>
            </table:table-cell>
            <table:table-cell table:style-name="Tabela1.C1" office:value-type="string">
              <text:p text:style-name="P26">Abacate</text:p>
            </table:table-cell>
          </table:table-row>
        </table:table-header-rows>
        <table:table-row>
          <table:table-cell table:style-name="Tabela1.A2" office:value-type="string">
            <text:p text:style-name="P25">R$1,50</text:p>
          </table:table-cell>
          <table:table-cell table:style-name="Tabela1.A2" office:value-type="string">
            <text:p text:style-name="P28">R$2,20</text:p>
          </table:table-cell>
          <table:table-cell table:style-name="Tabela1.C2" office:value-type="string">
            <text:p text:style-name="P29">R$6,80</text:p>
          </table:table-cell>
        </table:table-row>
      </table:table>
      <text:list xml:id="list3461707133" text:style-name="L2">
        <text:list-item>
          <text:p text:style-name="P55"><text:span text:style-name="T5">Criar fórmula matemática</text:span><text:span text:style-name="T16">: Inserir → Equação → Equação à tinta → desenhe</text:span></text:p>
        </text:list-item>
        <text:list-item>
          <text:p text:style-name="P58"><text:span text:style-name="T2">Salvar</text:span>: <text:span text:style-name="T84">Control</text:span><text:span text:style-name="T93"> + </text:span><text:span text:style-name="T84">B</text:span></text:p>
        </text:list-item>
        <text:list-item>
          <text:p text:style-name="P56"><text:span text:style-name="T2">Quebra de página:</text:span><text:span text:style-name="T31"> </text:span><text:span text:style-name="T87">Control + Enter</text:span></text:p>
        </text:list-item>
        <text:list-item>
          <text:p text:style-name="P57"><text:span text:style-name="T2">Exibir marcas de formatação:</text:span><text:span text:style-name="T27"> </text:span><text:span text:style-name="T88">Control + Shift + 8</text:span></text:p>
        </text:list-item>
      </text:list>
      <text:p text:style-name="P4"/>
      <text:h text:style-name="Heading_20_1" text:outline-level="1">Aula 03 - <text:span text:style-name="T17">Ribbon</text:span></text:h>
      <text:p text:style-name="P9"/>
      <text:p text:style-name="P15"><text:span text:style-name="T66">A nova interface do Word é baseado em abas que, ao serem abertas, dão acesso a diversos botões. Apertando </text:span><text:span text:style-name="T25">A</text:span><text:span text:style-name="T26">lt</text:span><text:span text:style-name="T66">, a barra de ferramentas se tornará mais larga, apresentando teclas de atalho.</text:span><text:span text:style-name="T65"><text:line-break/></text:span><text:span text:style-name="T56">Ribbon</text:span><text:span text:style-name="T57"> </text:span><text:span text:style-name="T58">(faixa)</text:span><text:span text:style-name="T53"> é um novo formato de interface do Word 2016, </text:span><text:span text:style-name="T54">que apresenta a dinâmica de </text:span><text:span text:style-name="T59">acesso rápido às </text:span><text:span text:style-name="T60">guias</text:span><text:span text:style-name="T53">. </text:span></text:p>
      <text:p text:style-name="P14"/>
      <text:p text:style-name="P16">Para uma melhor leitura do documento, altere para <text:span text:style-name="T30">modo_leitura</text:span> na <text:span text:style-name="T99">Ribbon</text:span> <text:span text:style-name="T69">Ex</text:span><text:span text:style-name="T68">ibição</text:span></text:p>
      <text:h text:style-name="Heading_20_1" text:outline-level="1">Aula 04 – Salvando arquivos</text:h>
      <text:p text:style-name="P3"/>
      <text:p text:style-name="P3"><text:span text:style-name="T2">Atalhos</text:span>:<text:tab/><text:span text:style-name="T84">Control</text:span><text:span text:style-name="T93"> + </text:span><text:span text:style-name="T84">S</text:span> (config em Inglês)</text:p>
      <text:p text:style-name="P2"><text:span text:style-name="T89"><text:tab/><text:tab/>Control</text:span><text:span text:style-name="T96"> + </text:span><text:span text:style-name="T89">B</text:span> <text:span text:style-name="T100">(config em Português)</text:span></text:p>
      <text:p text:style-name="P3"><text:soft-page-break/></text:p>
      <text:p text:style-name="P3">Salvando os arquivos na nuvem <text:span text:style-name="T93">One Drive</text:span>, eles se mantêm sincronizados para ter disponibilidade em qualquer lugar</text:p>
      <text:h text:style-name="P60" text:outline-level="1"/>
      <text:h text:style-name="P61" text:outline-level="1">Aula 05 – Editando PDFs</text:h>
      <text:p text:style-name="P3"/>
      <text:p text:style-name="P6"><text:span text:style-name="T100">Para editar arquivo PDF, escolha a opção </text:span><text:span text:style-name="T32">abrir_novo_arquivo</text:span><text:span text:style-name="T100"> na guia </text:span><text:span text:style-name="T32">Abrir</text:span><text:span text:style-name="T100"> da barra de ferramentas; o Word converterá automaticamente. Depois é só salvar a edição com a extensão </text:span><text:span text:style-name="T32">PDF</text:span></text:p>
      <text:p text:style-name="P11"/>
      <text:h text:style-name="Heading_20_1" text:outline-level="1">Aula 06 – Seleção</text:h>
      <text:p text:style-name="P3"/>
      <text:p text:style-name="P3"><text:span text:style-name="T2">Atenção</text:span>: Dores musculares podem estar relacionadas com a maneira e postura na digitação</text:p>
      <text:p text:style-name="P3"/>
      <text:p text:style-name="P3"><text:span text:style-name="T17">S</text:span>elecionar um <text:span text:style-name="T2">parágrafo</text:span>:<text:line-break/>- click triplo<text:line-break/>- <text:span text:style-name="T17">segure </text:span><text:span text:style-name="T22">Control</text:span><text:span text:style-name="T17"> para selecionar a frase</text:span></text:p>
      <text:p text:style-name="P17">- <text:span text:style-name="T17">segure </text:span><text:span text:style-name="T22">Alt</text:span><text:span text:style-name="T17"> para </text:span><text:span text:style-name="T70">selecionar áreas específicas</text:span><text:span text:style-name="T17">, como um quadrante (ignorando até imagens)</text:span></text:p>
      <text:p text:style-name="P18"/>
      <text:p text:style-name="P5">Selecionar só uma <text:span text:style-name="T2">frase</text:span>:</text:p>
      <text:p text:style-name="P5">- click, depois aperte <text:span text:style-name="T18">Control</text:span>, depois outro click</text:p>
      <text:p text:style-name="P12">Selecionar sem tirar a mão do teclado:</text:p>
      <text:p text:style-name="P5">- segure <text:span text:style-name="T92">Shift</text:span><text:span text:style-name="T98"> + </text:span><text:span text:style-name="T92">setas</text:span></text:p>
      <text:p text:style-name="P5"/>
      <text:p text:style-name="P7"><text:span text:style-name="T17">Selecionar </text:span><text:span text:style-name="T7">tudo</text:span><text:span text:style-name="T17">: </text:span><text:span text:style-name="T90">Control</text:span><text:span text:style-name="T97"> + </text:span><text:span text:style-name="T90">T</text:span></text:p>
      <text:p text:style-name="P10"/>
      <text:h text:style-name="Heading_20_1" text:outline-level="1">Aula 07 – Formatação</text:h>
      <text:p text:style-name="P5"/>
      <text:p text:style-name="P6"><text:span text:style-name="T17">Para </text:span><text:span text:style-name="T7">limpar</text:span><text:span text:style-name="T17"> </text:span><text:span text:style-name="T7">formatação</text:span><text:span text:style-name="T17">, selecione e aperte </text:span><text:span text:style-name="T90">Control</text:span><text:span text:style-name="T97"> + </text:span><text:span text:style-name="T90">Espaço</text:span> <text:span text:style-name="T99">ou </text:span><text:span text:style-name="T90">Control</text:span><text:span text:style-name="T97"> + </text:span><text:span text:style-name="T91">M</text:span><text:span text:style-name="T99"> (no LibreOffice)</text:span></text:p>
      <text:p text:style-name="P5"/>
      <text:h text:style-name="Heading_20_1" text:outline-level="1">Aula 08 – Imagens</text:h>
      <text:p text:style-name="P5"/>
      <text:p text:style-name="P5">Ao inserir imagem, é possível formatá-la para que se <text:span text:style-name="T68">adapte</text:span> ao texto (inclusive conf<text:span text:style-name="T99">i</text:span>gurando alinhamento)</text:p>
      <text:p text:style-name="P5"/>
      <text:p text:style-name="P5">O Word também possui <text:span text:style-name="T36">capturador de tela</text:span>, localizado na <text:span text:style-name="T104">Ribbon</text:span> <text:span text:style-name="T18">Inserir</text:span></text:p>
      <text:p text:style-name="P5"/>
      <text:h text:style-name="Heading_20_1" text:outline-level="1"><text:soft-page-break/>Aula 09 – Marcas de Tabulação</text:h>
      <text:p text:style-name="P5"/>
      <text:p text:style-name="P8"><text:span text:style-name="T17">Configure para </text:span><text:span text:style-name="T37">régua visível</text:span><text:span text:style-name="T17"> na Ribbon </text:span><text:span text:style-name="T22">Exibição</text:span></text:p>
      <text:p text:style-name="P8"><text:span text:style-name="T33"><text:line-break/></text:span><text:span text:style-name="T61">Criar índices</text:span><text:span text:style-name="T62">: selecione o texto (já escrito com o número das páginas) e click na régua</text:span></text:p>
      <text:p text:style-name="P13"><text:line-break/>Dê click duplo na régua para configurar a tabulação, por exemplo, adicionando pontilhados.</text:p>
      <text:p text:style-name="P2"/>
      <text:h text:style-name="Heading_20_1" text:outline-level="1">Aula 10 – Configurações na Página</text:h>
      <text:p text:style-name="P20"/>
      <text:p text:style-name="P33"><text:span text:style-name="T101">Na Ribbon </text:span><text:span text:style-name="T34">Layout</text:span><text:span text:style-name="T101">, configure as margens da página para a mais apropriada para impressão (</text:span><text:span text:style-name="T39">normal</text:span><text:span text:style-name="T102">, </text:span><text:span text:style-name="T39">estreita</text:span><text:span text:style-name="T102"> ou </text:span><text:span text:style-name="T39">espelhada</text:span> <text:span text:style-name="T102">para encadernação). Configure também a orientação, como </text:span><text:span text:style-name="T38">retrato</text:span><text:span text:style-name="T101"> ou </text:span><text:span text:style-name="T38">paisagem</text:span>.</text:p>
      <text:h text:style-name="Heading_20_1" text:outline-level="1">Aula 11 – Texto em Colunas</text:h>
      <text:p text:style-name="P20"/>
      <text:p text:style-name="P34"><text:span text:style-name="T103">É possível</text:span> dividir o texto em <text:span text:style-name="T2">colunas</text:span> <text:span text:style-name="T103">para</text:span>, <text:span text:style-name="T103">por exemplo, </text:span>otimizar espaço<text:span text:style-name="T103">. Para isso, escolha a quantidade na opção </text:span><text:span text:style-name="T40">Colunas</text:span><text:span text:style-name="T103">, da Ribbon </text:span><text:span text:style-name="T35">Layout</text:span><text:span text:style-name="T103">.</text:span><text:line-break/><text:line-break/><text:span text:style-name="T103">Outra maneira de economizar espaço é ativando a </text:span><text:span text:style-name="T8">hifenização automática</text:span><text:span text:style-name="T103"> na Ribbon </text:span><text:span text:style-name="T35">Layout</text:span></text:p>
      <text:p text:style-name="P35">Também na <text:span text:style-name="T104">Ribbon</text:span> <text:span text:style-name="T18">Layout</text:span>, existe a opção para <text:span text:style-name="T2">numerar as linhas</text:span></text:p>
      <text:p text:style-name="P33"><text:span text:style-name="T14">Criando </text:span><text:span text:style-name="T9">sessões</text:span><text:span text:style-name="T14">, é possível fazer diferentes tipos de formatação no mesmo texto, para isso vá em </text:span><text:span text:style-name="T19">Layout</text:span><text:span text:style-name="T14"> → </text:span><text:span text:style-name="T19">quebras</text:span><text:span text:style-name="T14"> → </text:span><text:span text:style-name="T19">quebra de seção contínua</text:span><text:span text:style-name="T63"> (muito úteis e usadas em diversas situações)</text:span></text:p>
      <text:p text:style-name="P22"/>
      <text:h text:style-name="Heading_20_1" text:outline-level="1">Aula 12 – Quebras de texto</text:h>
      <text:p text:style-name="P52"/>
      <text:p text:style-name="P36"><text:span text:style-name="T2">Atalho: </text:span><text:span text:style-name="T88">Control + Enter</text:span></text:p>
      <text:p text:style-name="P36"><text:span text:style-name="T71">Na guia </text:span><text:span text:style-name="T27">Inserir</text:span><text:span text:style-name="T71">, e</text:span>xistem também outros tipos de <text:span text:style-name="T71">quebras, como quebra_de_página_PAR, <text:s/>quebra_de_página_ÍMPAR, quebra_de_coluna, etc</text:span></text:p>
      <text:h text:style-name="P62" text:outline-level="1">Aula 13 – Cabeçalho e Rodapé</text:h>
      <text:p text:style-name="P33"/>
      <text:p text:style-name="P37">Para <text:span text:style-name="T2">editar o cabeçalho/rodapé</text:span>, click duplo sobre eles ou vá na <text:span text:style-name="T104">Ribbon</text:span> <text:span text:style-name="T18">Inserir</text:span> → <text:span text:style-name="T36">editar cabeçalho/rodapé</text:span><text:span text:style-name="T64">.</text:span></text:p>
      <text:p text:style-name="P37">Para <text:span text:style-name="T2">inserir número de página</text:span>, vá na <text:span text:style-name="T104">Ribbon</text:span> <text:span text:style-name="T18">Inserir</text:span> → Número_de_página</text:p>
      <text:p text:style-name="P46"><text:span text:style-name="T105">Na Ribbon </text:span><text:span text:style-name="T47">Design</text:span><text:span text:style-name="T105">, existe a opção em textbox para marcar a </text:span><text:span text:style-name="T10">primeira página diferente</text:span><text:span text:style-name="T105">, assim os cabeçalho/rodapé não serão exibidos (caso sejam criados)</text:span></text:p>
      <text:p text:style-name="P46"/>
      <text:h text:style-name="Heading_20_1" text:outline-level="1">Aula 14 – Estrutura avançada<text:line-break/></text:h>
      <text:p text:style-name="P38">Para <text:span text:style-name="T2">criar seções de páginas</text:span> que não se vinculam à página anterior, primeiro crie <text:span text:style-name="T36">quebra_de_seção</text:span> na guia <text:span text:style-name="T18">Inserir</text:span>, depois vá na guia <text:span text:style-name="T18">Design</text:span> → e desmarque a opção <text:span text:style-name="T36">vincular_ao_anterior</text:span>. <text:span text:style-name="T72">Assim será possível criar cabeçalhos e rodapés diferentes para cada página.</text:span></text:p>
      <text:p text:style-name="P39">Para <text:span text:style-name="T2">remover cabeçalho/rodapé</text:span> de uma página específica, clique duplo sobre o <text:s/>cabeçalho/rodapé → marque a textbox <text:span text:style-name="T36">primeira_página_diferente</text:span> → marque a opção <text:span text:style-name="T36">vincular_ao_anterior</text:span></text:p>
      <text:p text:style-name="P30"/>
      <text:h text:style-name="P63" text:outline-level="1">Aula 15 – Folhas de Rosto (capas)</text:h>
      <text:p text:style-name="P40"/>
      <text:p text:style-name="P39">Para <text:span text:style-name="T2">criar capas personalizadas</text:span>, vá na <text:span text:style-name="T106">Ribbon</text:span> <text:span text:style-name="T18">Inserir</text:span> → <text:span text:style-name="T36">folha_de_rosto</text:span></text:p>
      <text:p text:style-name="P30"/>
      <text:h text:style-name="P63" text:outline-level="1">Aula 16 – Componentes de Design</text:h>
      <text:p text:style-name="P31"/>
      <text:p text:style-name="P41">Para <text:span text:style-name="T2">personalizar bordas</text:span> no documento, vá na <text:span text:style-name="T106">Ribbon</text:span> <text:span text:style-name="T18">Design</text:span> e escolha a opção <text:span text:style-name="T41">Bordas de Página</text:span></text:p>
      <text:p text:style-name="P53"><text:span text:style-name="T50">Para </text:span><text:span text:style-name="T51">criar uma </text:span><text:span text:style-name="T55">marca d’água</text:span><text:span text:style-name="T50">, vá na </text:span><text:span text:style-name="T52">Ribbon</text:span><text:span text:style-name="T50"> </text:span><text:span text:style-name="T23">Design</text:span><text:span text:style-name="T50"> e escolha a opção </text:span><text:span text:style-name="T24">Marca d’água</text:span></text:p>
      <text:h text:style-name="P62" text:outline-level="1">Aula 17 - Sumário Automático</text:h>
      <text:p text:style-name="P20"/>
      <text:p text:style-name="P21"><text:span text:style-name="T107">É possível </text:span><text:span text:style-name="T12">criar </text:span><text:span text:style-name="T11">sumários</text:span><text:span text:style-name="T12"> autom</text:span><text:span text:style-name="T6">a</text:span><text:span text:style-name="T12">ticamente</text:span><text:span text:style-name="T107"> mas, para isso, o texto deve ter seus títulos corretamente estruturados, ou seja, em hierarquia. Na Ribbon </text:span><text:span text:style-name="T48">Referências</text:span><text:span text:style-name="T107">, escolha a opção </text:span><text:span text:style-name="T43">Sumário</text:span><text:span text:style-name="T78">. </text:span><text:span text:style-name="T74">Caso o texto sofra alguma alteração importante após a criação do sumário, clique na opção </text:span><text:span text:style-name="T42">Atualizar Sumário</text:span></text:p>
      <text:p text:style-name="P23"/>
      <text:h text:style-name="Heading_20_1" text:outline-level="1">Aula 18 - Criando Bibliografia ABNT Automática</text:h>
      <text:p text:style-name="P33"/>
      <text:list xml:id="list3283822142" text:style-name="L3">
        <text:list-item>
          <text:p text:style-name="P65"><text:span text:style-name="T106">Na Ribbon </text:span><text:span text:style-name="T29">Referências</text:span><text:span text:style-name="T79">, escolha a opção </text:span><text:span text:style-name="T44">Gerenciar Fontes Bibliográficas</text:span><text:span text:style-name="T79">, em seguida, crie novos cadastros (que se manterão salvos caso sejam necessários em documentos futuros) e preencha os campos necessários.</text:span></text:p>
        </text:list-item>
        <text:list-item>
          <text:p text:style-name="P65"><text:span text:style-name="T79">Agora escolha o </text:span><text:span text:style-name="T45">Estilo</text:span><text:span text:style-name="T75"> (c</text:span><text:span text:style-name="T76">aso</text:span><text:span text:style-name="T80"> a norma ABNT não esteja disponível ainda nas Bibliotecas do Word, será preciso baixá-la e copiá-la para a pasta oculta do programa).</text:span></text:p>
        </text:list-item>
        <text:list-item>
          <text:p text:style-name="P65"><text:span text:style-name="T80">Em seguida, escolha a opção </text:span><text:span text:style-name="T45">Bibliografia</text:span><text:span text:style-name="T75"> e a ela será gerada automaticamente.</text:span></text:p>
        </text:list-item>
      </text:list>
      <text:p text:style-name="P48"/>
      <text:h text:style-name="P63" text:outline-level="1"><text:span text:style-name="T75">A</text:span><text:span text:style-name="T73">ula 19 – Notas de rodapé e Comentários</text:span></text:h>
      <text:p text:style-name="P47"/>
      <text:p text:style-name="P47"/>
      <text:p text:style-name="P19"/>
      <text:h text:style-name="P63" text:outline-level="1">Aula 20 – Listas</text:h>
      <text:p text:style-name="P51"/>
      <text:p text:style-name="P51"/>
      <text:h text:style-name="Heading_20_1" text:outline-level="1">Aula 21 – Tabelas no Word</text:h>
      <text:p text:style-name="P42"/>
      <text:p text:style-name="P42">Na Ribbon <text:span text:style-name="T18">Layout</text:span> existem várias ferramentas para a <text:span text:style-name="T2">formatação de tabelas</text:span></text:p>
      <text:p text:style-name="P42">Para <text:span text:style-name="T2">organizar os dados da tabela</text:span>, selecione os campos → vá na Ribbon <text:span text:style-name="T28">Página Inicial</text:span> → click no botão <text:span text:style-name="T36">Classificar</text:span> → <text:span text:style-name="T81">parametrize a janela que se abre.</text:span></text:p>
      <text:p text:style-name="P43">Para mudar a posição da tabela ou permitir texto ao redor dela, selecione a tabela → vá na Ribbon <text:span text:style-name="T18">Layout</text:span> → escolha a opção <text:span text:style-name="T36">Propriedades</text:span></text:p>
      <text:p text:style-name="P32"/>
      <text:h text:style-name="P63" text:outline-level="1">Aula 22 – Fórmulas e Equações</text:h>
      <text:p text:style-name="P33"/>
      <text:p text:style-name="P44">Para colocar fórmulas ou equações no texto, vá na Ribbon <text:span text:style-name="T18">Inserir</text:span> → escolha a opção <text:span text:style-name="T36">Equação</text:span></text:p>
      <text:p text:style-name="P49">A Ribbon <text:span text:style-name="T18">Design</text:span> fornece várias ferramentas para personalizar fórmulas</text:p>
      <text:p text:style-name="P50">Clickando na fórmula criada, é possível escolher sua forma como <text:span text:style-name="T36">linear</text:span> ou <text:span text:style-name="T36">profissional</text:span></text:p>
      <text:p text:style-name="P45"><text:span text:style-name="T77">É possível também desenhar a equação (caso ache mais fácil), para isso vá em </text:span><text:span text:style-name="T18">Inserir</text:span> → <text:span text:style-name="T18">Equação</text:span> → <text:span text:style-name="T18">Equação à tinta</text:span></text:p>
      <text:p text:style-name="P50">Para criar matrizes<text:span text:style-name="T82">, vá na Ribbon </text:span><text:span text:style-name="T49">Inserir</text:span><text:span text:style-name="T82"> → </text:span><text:span text:style-name="T49">Equação</text:span><text:span text:style-name="T82"> →</text:span> escolha a opção <text:span text:style-name="T36">Matriz</text:span> →<text:span text:style-name="T83"> edite os campos criados → selecione esses campos → click na opção </text:span><text:span text:style-name="T46">Chaves</text:span><text:span text:style-name="T83"> e escolha a representação dos colche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5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17T09:16:23.548000000</dc:date>
    <meta:editing-duration>PT1H15M59S</meta:editing-duration>
    <meta:editing-cycles>19</meta:editing-cycles>
    <meta:document-statistic meta:table-count="1" meta:image-count="0" meta:object-count="0" meta:page-count="7" meta:paragraph-count="85" meta:word-count="1047" meta:character-count="6398" meta:non-whitespace-character-count="5417"/>
  </office:meta>
</office:document-meta>
</file>